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3"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4"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5"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6" style:family="paragraph" style:parent-style-name="Quotations">
      <style:text-properties style:font-name="Samanata" officeooo:paragraph-rsid="003ee18e" style:font-name-complex="Samanata"/>
    </style:style>
    <style:style style:name="P7"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43023f" style:font-size-asian="12pt" style:font-name-complex="Samanata" style:font-size-complex="12pt"/>
    </style:style>
    <style:style style:name="P8"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43023f" style:font-name-complex="Latin Modern Roman"/>
    </style:style>
    <style:style style:name="P9" style:family="paragraph" style:parent-style-name="Standard">
      <style:text-properties style:font-name="Latin Modern Roman" officeooo:rsid="0022ef6b" officeooo:paragraph-rsid="0043023f" style:font-name-complex="Latin Modern Roman"/>
    </style:style>
    <style:style style:name="P10"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11"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3ddb3f" style:font-name-complex="Latin Modern Roman" loext:shadow="none"/>
    </style:style>
    <style:style style:name="P12"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37fa32"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fo:font-size="12pt" fo:font-style="italic" officeooo:rsid="00433168" style:font-size-asian="12pt" style:font-style-asian="italic" style:font-size-complex="12pt" style:font-style-complex="italic"/>
    </style:style>
    <style:style style:name="T7" style:family="text">
      <style:text-properties fo:color="#ce181e" fo:font-weight="normal" officeooo:rsid="003c1217" style:font-weight-asian="normal" style:font-weight-complex="normal"/>
    </style:style>
    <style:style style:name="T8" style:family="text">
      <style:text-properties fo:color="#ce181e" fo:font-weight="normal" officeooo:rsid="0043023f" style:font-weight-asian="normal" style:font-weight-complex="normal"/>
    </style:style>
    <style:style style:name="T9" style:family="text">
      <style:text-properties style:font-name="Latin Modern Roman" officeooo:rsid="002585b3" style:font-name-complex="Latin Modern Roman"/>
    </style:style>
    <style:style style:name="T10" style:family="text">
      <style:text-properties style:use-window-font-color="true"/>
    </style:style>
    <style:style style:name="T11" style:family="text">
      <style:text-properties style:use-window-font-color="true" style:font-name="Latin Modern Roman" officeooo:rsid="002585b3" style:font-name-complex="Latin Modern Roman"/>
    </style:style>
    <style:style style:name="T12" style:family="text">
      <style:text-properties style:use-window-font-color="true" style:font-name="Samanata" officeooo:rsid="002585b3" style:font-name-complex="Samanata"/>
    </style:style>
    <style:style style:name="T13" style:family="text">
      <style:text-properties style:use-window-font-color="true" fo:font-style="italic" style:font-style-asian="italic" style:font-style-complex="italic"/>
    </style:style>
    <style:style style:name="T14" style:family="text">
      <style:text-properties style:use-window-font-color="true" officeooo:rsid="003c1217"/>
    </style:style>
    <style:style style:name="T15" style:family="text">
      <style:text-properties style:use-window-font-color="true" fo:font-weight="normal" style:font-weight-asian="normal" style:font-weight-complex="normal"/>
    </style:style>
    <style:style style:name="T16" style:family="text">
      <style:text-properties style:use-window-font-color="true" fo:font-weight="normal" officeooo:rsid="003c1217" style:font-weight-asian="normal" style:font-weight-complex="normal"/>
    </style:style>
    <style:style style:name="T17" style:family="text">
      <style:text-properties style:use-window-font-color="true" fo:font-weight="normal" officeooo:rsid="0043023f" style:font-weight-asian="normal" style:font-weight-complex="normal"/>
    </style:style>
    <style:style style:name="T18" style:family="text">
      <style:text-properties style:use-window-font-color="true" officeooo:rsid="0043023f"/>
    </style:style>
    <style:style style:name="T19" style:family="text">
      <style:text-properties fo:font-style="italic" style:font-style-asian="italic" style:font-style-complex="italic"/>
    </style:style>
    <style:style style:name="T20" style:family="text">
      <style:text-properties fo:font-size="8pt" fo:font-style="normal" style:font-size-asian="8pt" style:font-style-asian="normal" style:font-size-complex="8pt" style:font-style-complex="normal"/>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0433168" style:font-size-asian="12pt" style:font-style-asian="italic" style:font-size-complex="12pt" style:font-style-complex="italic"/>
    </style:style>
    <style:style style:name="T23" style:family="text">
      <style:text-properties fo:font-size="9pt" fo:font-style="normal" style:font-size-asian="9pt" style:font-style-asian="normal" style:font-size-complex="9pt" style:font-style-complex="normal"/>
    </style:style>
    <style:style style:name="T24" style:family="text">
      <style:text-properties fo:font-size="9pt" fo:font-style="normal" officeooo:rsid="00433168" style:font-size-asian="9pt" style:font-style-asian="normal" style:font-size-complex="9pt" style:font-style-complex="normal"/>
    </style:style>
    <style:style style:name="T25" style:family="text">
      <style:text-properties officeooo:rsid="002fcbf2"/>
    </style:style>
    <style:style style:name="T26" style:family="text">
      <style:text-properties officeooo:rsid="002585b3" style:font-name-complex="Samanata"/>
    </style:style>
    <style:style style:name="T27" style:family="text">
      <style:text-properties officeooo:rsid="0037fa32" style:font-name-complex="Samanata"/>
    </style:style>
    <style:style style:name="T28" style:family="text">
      <style:text-properties style:font-name="Samanata" officeooo:rsid="0037fa32" style:font-name-complex="Samanata"/>
    </style:style>
    <style:style style:name="T29" style:family="text">
      <style:text-properties style:font-name="Samanata" officeooo:rsid="00365d65" style:font-name-complex="Samanata"/>
    </style:style>
    <style:style style:name="T30" style:family="text">
      <style:text-properties officeooo:rsid="00365d65"/>
    </style:style>
    <style:style style:name="T31" style:family="text">
      <style:text-properties officeooo:rsid="0037fa32" style:font-name-complex="Latin Modern Roman"/>
    </style:style>
    <style:style style:name="T32" style:family="text">
      <style:text-properties officeooo:rsid="003ddb3f"/>
    </style:style>
    <style:style style:name="T33" style:family="text">
      <style:text-properties officeooo:rsid="00422db2"/>
    </style:style>
    <style:style style:name="T34" style:family="text">
      <style:text-properties officeooo:rsid="0043023f"/>
    </style:style>
    <style:style style:name="T35" style:family="text">
      <style:text-properties officeooo:rsid="00432a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33">8</text:span> – Sutka <text:span text:style-name="T33">8:100</text:span></text:p>
      <text:p text:style-name="P7">अयं त एमि तन्वा पुरस्ताद विश्वे देवा अभि मा यन्ति पश्चात | <text:line-break/>यदा मह्यं दीधरो भागमिन्द्रादिन मया कर्णवो वीर्याणि || १ ||<text:line-break/>दधामि ते मधुनो भक्षमग्रे हितस्ते भागः सुतो अस्तु सोमः | <text:line-break/>असश्च तवं दक्षिणतः सखा मे.अधा वर्त्राणिजङघनाव भूरि || २ || <text:line-break/>पर सु सतोमं भरत वाजयन्त इन्द्राय <text:span text:style-name="T1">सत्यं</text:span> यदि सत्यमस्ति | <text:line-break/>नेन्द्रो अस्तीति नेम उ तव आह क ईं ददर्श कमभिष्टवाम || ३ ||<text:line-break/>अयमस्मि जरितः पश्य मेह विश्वा जातान्यभ्यस्मि मह्ना | <text:line-break/>रतस्य मा परदिशो वर्धयन्त्यादर्दिरो भुवना दर्दरीमि || ४ ||<text:line-break/>आ यन मा वेना अरुहन्न्र्तस्यनेकमासीनं हर्यतस्य पर्ष्ठे | <text:line-break/>मनश्चिन मे हर्द आ परत्यवोचदचिक्रदञ्छिशुमन्तः सखायः || ५ ||</text:p>
      <text:p text:style-name="P2">Padapatha for sloka <text:span text:style-name="T32">3</text:span>:</text:p>
      <text:p text:style-name="P6">प्र | सु | स्तोमम् | भरत | वाज-यन्तः | इन्द्राय | <text:span text:style-name="T10">सत्यम्</text:span> | यदि | <text:span text:style-name="T1">सत्यम्</text:span> | अस्ति | न | इन्द्रः | अस्ति | इति | नेमः | ओं इति | त्वः | आह | कः | ईम् | ददर्श | कम् | अभि | स्तवाम</text:p>
      <text:p text:style-name="P9">Interpretation: <text:span text:style-name="T2">सत्यम् </text:span>is <text:span text:style-name="T30">here made a conditionnal (</text:span><text:span text:style-name="T29">यदि</text:span><text:span text:style-name="T30">) attribute of </text:span><text:span text:style-name="T11"><text:s/></text:span><text:span text:style-name="T12">इन्द्र</text:span><text:span text:style-name="T9"> (“</text:span><text:span text:style-name="T34">Indra</text:span><text:span text:style-name="T9">”)</text:span><text:span text:style-name="T26"> </text:span><text:span text:style-name="T27">through the phrase “</text:span><text:span text:style-name="T28">यदि </text:span><text:span text:style-name="T3">सत्यम्</text:span><text:span text:style-name="T28"> अस्ति</text:span><text:span text:style-name="T31">”</text:span> → “<text:span text:style-name="T18">if [he] is</text:span><text:span text:style-name="T14"> </text:span><text:span text:style-name="T7">satya</text:span>”</text:p>
      <text:p text:style-name="P4">Compatibility with the ideas of :</text:p>
      <text:list xml:id="list3918526763" text:style-name="L1">
        <text:list-item>
          <text:p text:style-name="P8">Truth / real / <text:span text:style-name="T25">truthfulness</text:span> : <text:tab/><text:span text:style-name="T34">Bad fit </text:span>→ “<text:span text:style-name="T18">if [he] is</text:span><text:span text:style-name="T14"> </text:span><text:span text:style-name="T8">real</text:span>”</text:p>
        </text:list-item>
        <text:list-item>
          <text:p text:style-name="P8">Trust / Trustworthiness : <text:tab/><text:span text:style-name="T34">Yes </text:span>→ “<text:span text:style-name="T18">if [he] is</text:span><text:span text:style-name="T14"> </text:span><text:span text:style-name="T8">trustworthy</text:span>”</text:p>
        </text:list-item>
        <text:list-item>
          <text:p text:style-name="P8">Weight / importance / Significance : <text:tab/>Yes → <text:span text:style-name="T15">“</text:span><text:span text:style-name="T17">if [he] has</text:span><text:span text:style-name="T16"> </text:span><text:span text:style-name="T8">weight </text:span><text:span text:style-name="T17">[i.e. is important]</text:span><text:span text:style-name="T15">”</text:span></text:p>
        </text:list-item>
      </text:list>
      <text:p text:style-name="P5">Translations:</text:p>
      <text:list xml:id="list1212634272" text:style-name="L2">
        <text:list-item>
          <text:p text:style-name="P11"><text:span text:style-name="T22">O men, desirous of food-grain, you all nicely offer a true hymn for Indra. Who saw Indra, if he </text:span><text:span text:style-name="T6">really</text:span><text:span text:style-name="T22"> exists? Whom do we praise? Nema claims that Indra does not exist.</text:span><text:span text:style-name="T23"> </text:span><text:span text:style-name="T24">P. C. Gautam</text:span><text:span text:style-name="T23">, [</text:span><text:span text:style-name="T24">2014</text:span><text:span text:style-name="T23">]</text:span></text:p>
        </text:list-item>
        <text:list-item>
          <text:p text:style-name="P12"><text:span text:style-name="T13">[Singer:] “Proffer praise as you all seek the prize—real praise to Indra, if he is the </text:span><text:span text:style-name="T4">real</text:span><text:span text:style-name="T13"> thing. ‘Indra does not exist,’ so says many a one. ‘Who has seen him? Whom shall we praise?’ ”.</text:span><text:span text:style-name="T19"> </text:span><text:span text:style-name="T20">S. W. Jamison / J. P. Brereton [2014]</text:span></text:p>
        </text:list-item>
      </text:list>
      <text:p text:style-name="P3">Cheat-sheet:</text:p>
      <text:p text:style-name="P10">1. [Vāyu:] “Here I go with my body before you. All the gods advance toward me from behind. When you will have secured a portion for me, Indra, only after that will you perform manly deeds along with me.”</text:p>
      <text:p text:style-name="P10">2. [Indra:] “I establish a draught of the honey for you at the beginning (of the sacrifice). Let the pressed soma be established as your portion, and you will be my comrade on my right side. Then we two will keep smashing obstacles in abundance.”</text:p>
      <text:p text:style-name="P10"><text:span text:style-name="T35">3. </text:span>[Singer:] “Proffer praise as you all seek the prize—real praise to Indra, if he is the real thing. ‘Indra does not exist,’ so says many a one. ‘Who has seen him? Whom shall we praise?’ ”</text:p>
      <text:p text:style-name="P10"><text:span text:style-name="T35">4. </text:span>[Indra:] “Here I am, singer: see me here. I dominate all created things with my greatness. The instructions of truth [=hymns] strengthen me. As the one who keeps breaking open (Vala), I keep breaking the worlds.</text:p>
      <text:p text:style-name="P10"><text:soft-page-break/><text:span text:style-name="T35">5. </text:span>[Indra:] “When the trackers of truth mounted to me, sitting alone on the back of the delightful one [=fallow bay/soma?], my mind just responded from the heart: ‘My comrades have cried out (to me) like child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10T12:13:56.245274328</dc:date>
    <meta:editing-duration>PT1H3M20S</meta:editing-duration>
    <meta:editing-cycles>20</meta:editing-cycles>
    <meta:document-statistic meta:table-count="0" meta:image-count="0" meta:object-count="0" meta:page-count="2" meta:paragraph-count="18" meta:word-count="507" meta:character-count="2406" meta:non-whitespace-character-count="1913"/>
  </office:meta>
</office:document-meta>
</file>